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Impl.ProcessImpl( int 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mpl.destro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cessImpl.exi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mpl.waitF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mpl.get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mpl.readPid( File pid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cessImpl.attach( int 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mpl.isRunn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rocessImpl.create( File dir , String comma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